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6418 - process. 08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13285 - mens. 08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6427 - process. 09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13299 - mens. 09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NF 6436 - process. 10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1-10" calcext:value-type="date">
            <text:p>10/11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NF 13313 - mens. 10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1-10" calcext:value-type="date">
            <text:p>10/11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39" office:value-type="string" calcext:value-type="string">
            <text:p>NF 6445 - process. 1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2-05" calcext:value-type="date">
            <text:p>05/12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39" office:value-type="string" calcext:value-type="string">
            <text:p>NF 13327 - mens. 1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2-05" calcext:value-type="date">
            <text:p>05/12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39" office:value-type="string" calcext:value-type="string">
            <text:p>NF 6454 - process. 1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2]-[.F12]" office:value-type="float" office:value="1740" calcext:value-type="float">
            <text:p>1.74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39" office:value-type="string" calcext:value-type="string">
            <text:p>NF 13341 - mens. 1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3]-[.F13]" office:value-type="float" office:value="1090" calcext:value-type="float">
            <text:p>1.09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13])" office:value-type="float" office:value="2830" calcext:value-type="float">
            <text:p>2.830,00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26:20.078999683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26:20.0817877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1-05T14:29:47.412283743</dc:date>
    <dc:language>pt-PT</dc:language>
    <meta:editing-cycles>773</meta:editing-cycles>
    <meta:editing-duration>P2DT7H29M3S</meta:editing-duration>
    <meta:print-date>2025-01-10T10:51:14.964000000</meta:print-date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